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b2339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weight="bold" officeooo:paragraph-rsid="005ad424" style:font-weight-asian="bold" style:font-weight-complex="bold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5ad424" officeooo:paragraph-rsid="005ad424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5bb8bf" officeooo:paragraph-rsid="005bb8bf" style:text-blinking="false" fo:background-color="transparent"/>
    </style:style>
    <style:style style:name="P5" style:family="paragraph" style:parent-style-name="Text_20_body" style:list-style-name="L1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5bb8bf" officeooo:paragraph-rsid="005bb8bf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e0ef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052af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5716db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58f47f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5b2339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officeooo:rsid="005bf43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yecto </text:span><text:span text:style-name="T4">9</text:span><text:span text:style-name="T1">.</text:span><text:span text:style-name="T4">1</text:span><text:span text:style-name="T2">.</text:span><text:span text:style-name="T5">1</text:span><text:span text:style-name="T4">.</text:span><text:span text:style-name="T6">2</text:span><text:span text:style-name="T3">.</text:span><text:span text:style-name="T1"> </text:span><text:span text:style-name="T6">Editor de tableros</text:span></text:p>
      <text:p text:style-name="P3"/>
      <text:p text:style-name="P4">Completá el programa para que se puedan editar tableros de Gobstones. El programa debe permitir:</text:p>
      <text:list xml:id="list3437877041848389604" text:style-name="L1">
        <text:list-item>
          <text:p text:style-name="P5">mover el cabezal usando las flechas direccionales (ya provisto),</text:p>
        </text:list-item>
        <text:list-item>
          <text:p text:style-name="P5">poner una bolita negra con la tecla ‘N’,</text:p>
        </text:list-item>
        <text:list-item>
          <text:p text:style-name="P5">poner una bolita azul con la tecla ‘A’,</text:p>
        </text:list-item>
        <text:list-item>
          <text:p text:style-name="P5">poner una bolita roja con la tecla ‘R’,</text:p>
        </text:list-item>
        <text:list-item>
          <text:p text:style-name="P5">poner una bolita verde con la tecla ‘V’,</text:p>
        </text:list-item>
        <text:list-item>
          <text:p text:style-name="P5">sacar una bolita negra con la tecla ‘N’ modificada con la tecla ‘MAY’ (o ‘SHIFT’),</text:p>
        </text:list-item>
        <text:list-item>
          <text:p text:style-name="P5">sacar una bolita azul con la tecla ‘A’ modificada con la tecla ‘MAY’ (o ‘SHIFT’</text:p>
        </text:list-item>
        <text:list-item>
          <text:p text:style-name="P5">sacar una bolita roja con la tecla ‘R’ modificada con la tecla ‘MAY’ (o ‘SHIFT’),</text:p>
        </text:list-item>
        <text:list-item>
          <text:p text:style-name="P5">sacar una bolita verde con la tecla ‘V’ modificada con la tecla ‘MAY’ (o ‘SHIFT’),</text:p>
          <text:p text:style-name="P5"/>
        </text:list-item>
      </text:list>
      <text:p text:style-name="P4">Cómo pudiste comprobar, un programa interactivo requiere que vos le indiques qué hacer cuando se toca una tecla. Para eso tenés que descubrir algunas herramientas nuevas. ¡A explorar!</text:p>
      <text:p text:style-name="P4"/>
      <text:p text:style-name="P4">Cuando termines, probalo armando algunos tableros interactivamente. Buscá cómo hacer para guardar los tableros que armes, para volver a cargarlos en otros proyectos...</text:p>
      <text:p text:style-name="P4"/>
      <text:p text:style-name="P4">Como desafíos adicionales, podés tratar de ver cómo hacer para que al moverse con las flechas o sacar el programa no falle, cómo hacer para ir al borde con una sola tecla y cómo hacer para poner o sacar <text:span text:style-name="T7">10</text:span> bolitas al mismo tiempo. Para moverse al borde o poner muchas juntas podés usar la tecla ‘CTRL’ como modificador.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11-09T16:05:26.217000000</dc:date>
    <meta:editing-duration>PT3H57M17S</meta:editing-duration>
    <meta:editing-cycles>65</meta:editing-cycles>
    <meta:generator>LibreOffice/4.2.5.2$Windows_x86 LibreOffice_project/6ff819b65674ae6c83f3cbab9e4a4c2b292a7a94</meta:generator>
    <meta:document-statistic meta:table-count="0" meta:image-count="0" meta:object-count="0" meta:page-count="1" meta:paragraph-count="15" meta:word-count="241" meta:character-count="1358" meta:non-whitespace-character-count="1140"/>
  </office:meta>
</office:document-meta>
</file>